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style>
    <style:style style:name="P2" style:family="paragraph" style:parent-style-name="Standard">
      <style:text-properties fo:font-size="18pt" style:text-underline-style="solid" style:text-underline-width="auto" style:text-underline-color="font-color" fo:font-weight="bold" officeooo:paragraph-rsid="001d4408" style:font-size-asian="18pt" style:font-weight-asian="bold" style:font-size-complex="18pt"/>
    </style:style>
    <style:style style:name="P3" style:family="paragraph" style:parent-style-name="Standard">
      <style:text-properties fo:color="#00b050" style:font-name="Times New Roman" fo:font-size="14pt" style:text-underline-style="solid" style:text-underline-width="auto" style:text-underline-color="font-color" fo:font-weight="bold" style:font-name-asian="Times New Roman" style:font-size-asian="14pt" style:language-asian="es" style:country-asian="ES" style:font-weight-asian="bold" style:font-name-complex="Times New Roman" style:font-size-complex="14pt"/>
    </style:style>
    <style:style style:name="P4" style:family="paragraph" style:parent-style-name="Standard">
      <style:text-properties fo:color="#00b050" style:font-name="Times New Roman" fo:font-size="12pt" style:font-name-asian="Times New Roman" style:font-size-asian="12pt" style:language-asian="es" style:country-asian="ES" style:font-name-complex="Times New Roman" style:font-size-complex="12pt"/>
    </style:style>
    <style:style style:name="P5" style:family="paragraph" style:parent-style-name="Standard">
      <style:text-properties fo:color="#00b050"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text-properties fo:font-size="14pt" style:text-underline-style="solid" style:text-underline-width="auto" style:text-underline-color="font-color" fo:font-weight="bold" officeooo:paragraph-rsid="001d4408" style:font-size-asian="14pt" style:font-weight-asian="bold" style:font-size-complex="14pt"/>
    </style:style>
    <style:style style:name="P7" style:family="paragraph" style:parent-style-name="Standard">
      <style:paragraph-properties fo:margin-top="0.494cm" fo:margin-bottom="0.494cm" loext:contextual-spacing="false" fo:line-height="100%"/>
    </style:style>
    <style:style style:name="P8" style:family="paragraph" style:parent-style-name="Standard">
      <style:paragraph-properties fo:margin-top="0.494cm" fo:margin-bottom="0.494cm" loext:contextual-spacing="false" fo:line-height="100%"/>
      <style:text-properties style:font-name="Helvetica" fo:font-size="14pt" style:text-underline-style="solid" style:text-underline-width="auto" style:text-underline-color="font-color" fo:font-weight="bold" style:font-name-asian="Times New Roman" style:font-size-asian="14pt" style:language-asian="es" style:country-asian="ES" style:font-weight-asian="bold" style:font-name-complex="Helvetica" style:font-size-complex="14pt" style:font-weight-complex="bold"/>
    </style:style>
    <style:style style:name="P9" style:family="paragraph" style:parent-style-name="Standard">
      <style:paragraph-properties fo:margin-top="0.494cm" fo:margin-bottom="0.494cm" loext:contextual-spacing="false" fo:line-height="100%"/>
      <style:text-properties style:font-name="Helvetica" fo:font-size="14pt" fo:font-weight="bold" style:font-name-asian="Times New Roman" style:font-size-asian="14pt" style:language-asian="es" style:country-asian="ES" style:font-weight-asian="bold" style:font-name-complex="Helvetica" style:font-size-complex="14pt" style:font-weight-complex="bold"/>
    </style:style>
    <style:style style:name="P10" style:family="paragraph" style:parent-style-name="Standard">
      <style:paragraph-properties fo:margin-top="0.494cm" fo:margin-bottom="0.494cm" loext:contextual-spacing="false" fo:line-height="100%"/>
      <style:text-properties style:font-name="Helvetica" fo:font-size="14pt" fo:font-weight="bold" officeooo:paragraph-rsid="001d4408" style:font-name-asian="Times New Roman" style:font-size-asian="14pt" style:language-asian="es" style:country-asian="ES" style:font-weight-asian="bold" style:font-name-complex="Helvetica" style:font-size-complex="14pt" style:font-weight-complex="bold"/>
    </style:style>
    <style:style style:name="P11" style:family="paragraph" style:parent-style-name="Standard">
      <style:paragraph-properties fo:margin-top="0.494cm" fo:margin-bottom="0.494cm" loext:contextual-spacing="false" fo:line-height="100%"/>
      <style:text-properties style:font-name="Helvetica" fo:font-size="12pt" style:font-name-asian="Times New Roman" style:font-size-asian="12pt" style:language-asian="es" style:country-asian="ES" style:font-name-complex="Helvetica" style:font-size-complex="12pt"/>
    </style:style>
    <style:style style:name="P12" style:family="paragraph" style:parent-style-name="Standard">
      <style:paragraph-properties fo:margin-top="0.494cm" fo:margin-bottom="0.494cm" loext:contextual-spacing="false" fo:line-height="100%"/>
      <style:text-properties style:font-name="Helvetica" fo:font-size="12pt" officeooo:paragraph-rsid="001d4408" style:font-name-asian="Times New Roman" style:font-size-asian="12pt" style:language-asian="es" style:country-asian="ES" style:font-name-complex="Helvetica" style:font-size-complex="12pt"/>
    </style:style>
    <style:style style:name="P13" style:family="paragraph" style:parent-style-name="Standard">
      <style:paragraph-properties fo:margin-top="0.494cm" fo:margin-bottom="0.494cm" loext:contextual-spacing="false" fo:line-height="100%"/>
      <style:text-properties fo:color="#00b050" style:font-name="Helvetica" fo:font-size="12pt" style:font-name-asian="Times New Roman" style:font-size-asian="12pt" style:language-asian="es" style:country-asian="ES" style:font-name-complex="Helvetica" style:font-size-complex="12pt"/>
    </style:style>
    <style:style style:name="P14" style:family="paragraph" style:parent-style-name="Standard">
      <style:paragraph-properties fo:margin-top="0.494cm" fo:margin-bottom="0.494cm" loext:contextual-spacing="false" fo:line-height="100%"/>
      <style:text-properties fo:color="#00b050" style:font-name="Times New Roman" fo:font-size="12pt" style:font-name-asian="Times New Roman" style:font-size-asian="12pt" style:language-asian="es" style:country-asian="ES" style:font-name-complex="Times New Roman" style:font-size-complex="12pt"/>
    </style:style>
    <style:style style:name="P15" style:family="paragraph" style:parent-style-name="Standard">
      <style:paragraph-properties fo:margin-top="0.494cm" fo:margin-bottom="0.494cm" loext:contextual-spacing="false" fo:line-height="100%"/>
      <style:text-properties style:font-name="Times New Roman" fo:font-size="12pt" style:font-name-asian="Times New Roman" style:font-size-asian="12pt" style:language-asian="es" style:country-asian="ES" style:font-name-complex="Times New Roman" style:font-size-complex="12pt"/>
    </style:style>
    <style:style style:name="P16" style:family="paragraph" style:parent-style-name="Normal_20__28_Web_29_">
      <style:paragraph-properties fo:margin-top="0.494cm" fo:margin-bottom="0.494cm" loext:contextual-spacing="false" fo:line-height="100%"/>
      <style:text-properties style:font-name="Helvetica" fo:font-size="12pt" officeooo:rsid="00246e10" officeooo:paragraph-rsid="001d4408" style:font-name-asian="Times New Roman" style:font-size-asian="12pt" style:language-asian="es" style:country-asian="ES" style:font-name-complex="Helvetica" style:font-size-complex="12pt"/>
    </style:style>
    <style:style style:name="P17" style:family="paragraph" style:parent-style-name="Normal_20__28_Web_29_">
      <style:paragraph-properties fo:margin-top="0.494cm" fo:margin-bottom="0.494cm" loext:contextual-spacing="false" fo:line-height="100%"/>
      <style:text-properties style:font-name="Helvetica" fo:font-size="12pt" officeooo:rsid="0026acca" officeooo:paragraph-rsid="001d4408" style:font-name-asian="Times New Roman" style:font-size-asian="12pt" style:language-asian="es" style:country-asian="ES" style:font-name-complex="Helvetica" style:font-size-complex="12pt"/>
    </style:style>
    <style:style style:name="P18" style:family="paragraph" style:parent-style-name="Normal_20__28_Web_29_">
      <style:text-properties style:font-name="Helvetica" style:font-name-complex="Helvetica"/>
    </style:style>
    <style:style style:name="P19" style:family="paragraph" style:parent-style-name="Normal_20__28_Web_29_">
      <style:text-properties style:font-name="Helvetica" officeooo:rsid="00106f38" officeooo:paragraph-rsid="00106f38" style:font-name-complex="Helvetica"/>
    </style:style>
    <style:style style:name="P20" style:family="paragraph" style:parent-style-name="Normal_20__28_Web_29_">
      <style:text-properties style:font-name="Helvetica" officeooo:rsid="00106f38" officeooo:paragraph-rsid="0010ca3e" style:font-name-complex="Helvetica"/>
    </style:style>
    <style:style style:name="P21" style:family="paragraph" style:parent-style-name="Normal_20__28_Web_29_">
      <style:text-properties style:font-name="Helvetica" officeooo:rsid="00106f38" officeooo:paragraph-rsid="00127c9b" style:font-name-complex="Helvetica"/>
    </style:style>
    <style:style style:name="P22" style:family="paragraph" style:parent-style-name="Normal_20__28_Web_29_">
      <style:text-properties style:font-name="Helvetica" officeooo:rsid="00106f38" officeooo:paragraph-rsid="00146a92" style:font-name-complex="Helvetica"/>
    </style:style>
    <style:style style:name="P23" style:family="paragraph" style:parent-style-name="Normal_20__28_Web_29_">
      <style:text-properties style:font-name="Helvetica" officeooo:rsid="00106f38" officeooo:paragraph-rsid="00170b33" style:font-name-complex="Helvetica"/>
    </style:style>
    <style:style style:name="P24" style:family="paragraph" style:parent-style-name="Normal_20__28_Web_29_">
      <style:text-properties style:font-name="Helvetica" officeooo:rsid="00106f38" officeooo:paragraph-rsid="0017c9f2" style:font-name-complex="Helvetica"/>
    </style:style>
    <style:style style:name="P25" style:family="paragraph" style:parent-style-name="Normal_20__28_Web_29_">
      <style:text-properties style:font-name="Helvetica" officeooo:paragraph-rsid="00106f38" style:font-name-complex="Helvetica"/>
    </style:style>
    <style:style style:name="P26" style:family="paragraph" style:parent-style-name="Normal_20__28_Web_29_">
      <style:text-properties style:font-name="Helvetica" officeooo:rsid="00127c9b" officeooo:paragraph-rsid="00127c9b" style:font-name-complex="Helvetica"/>
    </style:style>
    <style:style style:name="P27" style:family="paragraph" style:parent-style-name="Normal_20__28_Web_29_">
      <style:text-properties style:font-name="Helvetica" officeooo:rsid="00127c9b" officeooo:paragraph-rsid="00146a92" style:font-name-complex="Helvetica"/>
    </style:style>
    <style:style style:name="P28" style:family="paragraph" style:parent-style-name="Normal_20__28_Web_29_">
      <style:text-properties style:font-name="Helvetica" officeooo:rsid="00170b33" officeooo:paragraph-rsid="00170b33" style:font-name-complex="Helvetica"/>
    </style:style>
    <style:style style:name="P29" style:family="paragraph" style:parent-style-name="Normal_20__28_Web_29_">
      <style:text-properties style:font-name="Helvetica" officeooo:rsid="00170b33" officeooo:paragraph-rsid="0017c9f2" style:font-name-complex="Helvetica"/>
    </style:style>
    <style:style style:name="P30" style:family="paragraph" style:parent-style-name="Normal_20__28_Web_29_">
      <style:text-properties style:font-name="Helvetica" officeooo:rsid="00146a92" officeooo:paragraph-rsid="00127c9b" style:font-name-complex="Helvetica"/>
    </style:style>
    <style:style style:name="P31" style:family="paragraph" style:parent-style-name="Normal_20__28_Web_29_">
      <style:text-properties style:font-name="Helvetica" officeooo:rsid="00146a92" officeooo:paragraph-rsid="00146a92" style:font-name-complex="Helvetica"/>
    </style:style>
    <style:style style:name="P32" style:family="paragraph" style:parent-style-name="Normal_20__28_Web_29_">
      <style:text-properties style:font-name="Helvetica" officeooo:rsid="000c2942" officeooo:paragraph-rsid="001d4408" style:font-name-complex="Helvetica"/>
    </style:style>
    <style:style style:name="P33" style:family="paragraph" style:parent-style-name="Normal_20__28_Web_29_">
      <style:text-properties style:font-name="Helvetica" officeooo:rsid="00129d7f" officeooo:paragraph-rsid="001d4408" style:font-name-complex="Helvetica"/>
    </style:style>
    <style:style style:name="P34" style:family="paragraph" style:parent-style-name="Normal_20__28_Web_29_">
      <style:text-properties style:font-name="Helvetica" officeooo:rsid="00130f19" officeooo:paragraph-rsid="001d4408" style:font-name-complex="Helvetica"/>
    </style:style>
    <style:style style:name="P35" style:family="paragraph" style:parent-style-name="Normal_20__28_Web_29_">
      <style:text-properties style:font-name="Helvetica" officeooo:rsid="0019257c" officeooo:paragraph-rsid="001d4408" style:font-name-complex="Helvetica"/>
    </style:style>
    <style:style style:name="P36" style:family="paragraph" style:parent-style-name="Normal_20__28_Web_29_">
      <style:text-properties style:font-name="Helvetica" officeooo:rsid="001a7aea" officeooo:paragraph-rsid="001d4408" style:font-name-complex="Helvetica"/>
    </style:style>
    <style:style style:name="P37" style:family="paragraph" style:parent-style-name="Normal_20__28_Web_29_">
      <style:text-properties style:font-name="Helvetica" officeooo:rsid="001b602e" officeooo:paragraph-rsid="001d4408" style:font-name-complex="Helvetica"/>
    </style:style>
    <style:style style:name="P38" style:family="paragraph" style:parent-style-name="Normal_20__28_Web_29_">
      <style:text-properties style:font-name="Helvetica" officeooo:rsid="00181866" officeooo:paragraph-rsid="001d4408" style:font-name-complex="Helvetica"/>
    </style:style>
    <style:style style:name="P39" style:family="paragraph" style:parent-style-name="Normal_20__28_Web_29_">
      <style:text-properties style:font-name="Helvetica" officeooo:rsid="001cade0" officeooo:paragraph-rsid="001d4408" style:font-name-complex="Helvetica"/>
    </style:style>
    <style:style style:name="P40" style:family="paragraph" style:parent-style-name="Normal_20__28_Web_29_">
      <style:text-properties style:font-name="Helvetica" officeooo:rsid="001d814b" officeooo:paragraph-rsid="001d4408" style:font-name-complex="Helvetica"/>
    </style:style>
    <style:style style:name="P41" style:family="paragraph" style:parent-style-name="Normal_20__28_Web_29_">
      <style:text-properties style:font-name="Helvetica" officeooo:rsid="001f198a" officeooo:paragraph-rsid="001d4408" style:font-name-complex="Helvetica"/>
    </style:style>
    <style:style style:name="P42" style:family="paragraph" style:parent-style-name="Normal_20__28_Web_29_">
      <style:text-properties style:font-name="Helvetica" officeooo:rsid="001f9eb4" officeooo:paragraph-rsid="001d4408" style:font-name-complex="Helvetica"/>
    </style:style>
    <style:style style:name="P43" style:family="paragraph" style:parent-style-name="Normal_20__28_Web_29_">
      <style:text-properties style:font-name="Helvetica" officeooo:rsid="00217853" officeooo:paragraph-rsid="001d4408" style:font-name-complex="Helvetica"/>
    </style:style>
    <style:style style:name="P44" style:family="paragraph" style:parent-style-name="Normal_20__28_Web_29_">
      <style:text-properties style:font-name="Helvetica" officeooo:rsid="00246e10" officeooo:paragraph-rsid="001d4408" style:font-name-complex="Helvetica"/>
    </style:style>
    <style:style style:name="P45" style:family="paragraph" style:parent-style-name="Normal_20__28_Web_29_">
      <style:text-properties style:font-name="Helvetica" officeooo:rsid="002878fa" officeooo:paragraph-rsid="001d4408" style:font-name-complex="Helvetica"/>
    </style:style>
    <style:style style:name="P46" style:family="paragraph" style:parent-style-name="Normal_20__28_Web_29_">
      <style:text-properties style:font-name="Helvetica" officeooo:paragraph-rsid="001d4408" style:font-name-complex="Helvetica"/>
    </style:style>
    <style:style style:name="P47" style:family="paragraph" style:parent-style-name="Normal_20__28_Web_29_">
      <style:text-properties style:font-name="Helvetica" fo:language="en" fo:country="US" style:font-name-complex="Helvetica"/>
    </style:style>
    <style:style style:name="P48" style:family="paragraph" style:parent-style-name="Normal_20__28_Web_29_">
      <style:text-properties fo:color="#00b050" style:font-name="Helvetica" fo:font-size="14pt" style:text-underline-style="solid" style:text-underline-width="auto" style:text-underline-color="font-color" fo:font-weight="bold" officeooo:rsid="002878fa" officeooo:paragraph-rsid="001d4408" style:font-size-asian="14pt" style:font-weight-asian="bold" style:font-name-complex="Helvetica" style:font-size-complex="14pt"/>
    </style:style>
    <style:style style:name="P49" style:family="paragraph" style:parent-style-name="Normal_20__28_Web_29_">
      <style:text-properties style:use-window-font-color="true" style:font-name="Helvetica" fo:font-size="12pt" fo:language="es" fo:country="ES" officeooo:rsid="000c2942" officeooo:paragraph-rsid="001d4408" style:font-name-asian="Times New Roman" style:font-size-asian="12pt" style:font-name-complex="Helvetica" style:font-size-complex="12pt" style:language-complex="ar" style:country-complex="SA"/>
    </style:style>
    <style:style style:name="P50" style:family="paragraph" style:parent-style-name="Normal_20__28_Web_29_">
      <style:text-properties style:use-window-font-color="true" style:font-name="Helvetica" fo:font-size="12pt" fo:language="es" fo:country="ES" officeooo:rsid="002878fa" officeooo:paragraph-rsid="001d4408" style:font-name-asian="Times New Roman" style:font-size-asian="12pt" style:font-name-complex="Helvetica" style:font-size-complex="12pt" style:language-complex="ar" style:country-complex="SA"/>
    </style:style>
    <style:style style:name="P51" style:family="paragraph" style:parent-style-name="Normal_20__28_Web_29_">
      <style:text-properties officeooo:paragraph-rsid="001d4408"/>
    </style:style>
    <style:style style:name="P52" style:family="paragraph" style:parent-style-name="Standard" style:master-page-name="Standard">
      <style:paragraph-properties style:page-number="auto"/>
    </style:style>
    <style:style style:name="P53" style:family="paragraph" style:parent-style-name="Standard">
      <style:paragraph-properties fo:margin-top="0.494cm" fo:margin-bottom="0.494cm" loext:contextual-spacing="false" fo:line-height="100%"/>
      <style:text-properties style:font-name="Helvetica" fo:font-size="14pt" officeooo:paragraph-rsid="001d4408" style:font-name-asian="Times New Roman" style:font-size-asian="14pt" style:language-asian="es" style:country-asian="ES" style:font-name-complex="Helvetica" style:font-size-complex="14pt"/>
    </style:style>
    <style:style style:name="P54" style:family="paragraph" style:parent-style-name="Standard">
      <style:paragraph-properties fo:margin-top="0.494cm" fo:margin-bottom="0.494cm" loext:contextual-spacing="false" fo:line-height="100%"/>
      <style:text-properties fo:font-size="14pt" fo:font-weight="bold" officeooo:paragraph-rsid="001d4408" style:font-size-asian="14pt" style:font-weight-asian="bold" style:font-size-complex="14pt"/>
    </style:style>
    <style:style style:name="P55" style:family="paragraph" style:parent-style-name="Standard">
      <style:text-properties fo:font-size="18pt" style:text-underline-style="solid" style:text-underline-width="auto" style:text-underline-color="font-color" fo:font-weight="bold" style:font-size-asian="18pt" style:font-weight-asian="bold" style:font-size-complex="18pt"/>
    </style:style>
    <style:style style:name="P56" style:family="paragraph" style:parent-style-name="Standard">
      <style:text-properties officeooo:paragraph-rsid="001d4408"/>
    </style:style>
    <style:style style:name="P57" style:family="paragraph" style:parent-style-name="Normal_20__28_Web_29_">
      <style:text-properties style:font-name="Helvetica" style:font-name-complex="Helvetica"/>
    </style:style>
    <style:style style:name="P58" style:family="paragraph" style:parent-style-name="Normal_20__28_Web_29_">
      <style:text-properties style:font-name="Helvetica" officeooo:rsid="001b602e" officeooo:paragraph-rsid="001d4408" style:font-name-complex="Helvetica"/>
    </style:style>
    <style:style style:name="P59" style:family="paragraph" style:parent-style-name="Normal_20__28_Web_29_">
      <style:text-properties style:font-name="Helvetica" officeooo:paragraph-rsid="001d4408" style:font-name-complex="Helvetica"/>
    </style:style>
    <style:style style:name="P60" style:family="paragraph" style:parent-style-name="Normal_20__28_Web_29_">
      <style:text-properties style:font-name="Helvetica" officeooo:rsid="00106f38" officeooo:paragraph-rsid="001e421d" style:font-name-complex="Helvetica"/>
    </style:style>
    <style:style style:name="P61" style:family="paragraph" style:parent-style-name="Normal_20__28_Web_29_">
      <style:text-properties style:font-name="Helvetica" officeooo:rsid="00106f38" officeooo:paragraph-rsid="001f8483" style:font-name-complex="Helvetica"/>
    </style:style>
    <style:style style:name="P62" style:family="paragraph" style:parent-style-name="Normal_20__28_Web_29_">
      <style:text-properties style:font-name="Helvetica" officeooo:rsid="00106f38" officeooo:paragraph-rsid="002061cc" style:font-name-complex="Helvetica"/>
    </style:style>
    <style:style style:name="P63" style:family="paragraph" style:parent-style-name="Normal_20__28_Web_29_">
      <style:text-properties style:font-name="Helvetica" officeooo:rsid="00106f38" officeooo:paragraph-rsid="00170b33" style:font-name-complex="Helvetica"/>
    </style:style>
    <style:style style:name="P64" style:family="paragraph" style:parent-style-name="Normal_20__28_Web_29_">
      <style:text-properties style:font-name="Helvetica" officeooo:rsid="001e421d" officeooo:paragraph-rsid="001e421d" style:font-name-complex="Helvetica"/>
    </style:style>
    <style:style style:name="P65" style:family="paragraph" style:parent-style-name="Normal_20__28_Web_29_">
      <style:text-properties style:font-name="Helvetica" officeooo:rsid="001e421d" officeooo:paragraph-rsid="001f8483" style:font-name-complex="Helvetica"/>
    </style:style>
    <style:style style:name="P66" style:family="paragraph" style:parent-style-name="Normal_20__28_Web_29_">
      <style:text-properties style:font-name="Helvetica" officeooo:rsid="001e421d" officeooo:paragraph-rsid="002061cc" style:font-name-complex="Helvetica"/>
    </style:style>
    <style:style style:name="P67" style:family="paragraph" style:parent-style-name="Normal_20__28_Web_29_">
      <style:text-properties style:font-name="Helvetica" officeooo:rsid="001f8483" officeooo:paragraph-rsid="001f8483" style:font-name-complex="Helvetica"/>
    </style:style>
    <style:style style:name="P68" style:family="paragraph" style:parent-style-name="Normal_20__28_Web_29_">
      <style:text-properties style:font-name="Helvetica" officeooo:rsid="001f8483" officeooo:paragraph-rsid="002061cc" style:font-name-complex="Helvetica"/>
    </style:style>
    <style:style style:name="P69" style:family="paragraph" style:parent-style-name="Normal_20__28_Web_29_">
      <style:text-properties style:font-name="Helvetica" officeooo:paragraph-rsid="0022019e" style:font-name-complex="Helvetica"/>
    </style:style>
    <style:style style:name="P70" style:family="paragraph" style:parent-style-name="Normal_20__28_Web_29_">
      <style:text-properties style:font-name="Helvetica" officeooo:rsid="00181866" officeooo:paragraph-rsid="001d4408" style:font-name-complex="Helvetica"/>
    </style:style>
    <style:style style:name="P71" style:family="paragraph" style:parent-style-name="Normal_20__28_Web_29_">
      <style:text-properties style:font-name="Helvetica" officeooo:rsid="00246e10" officeooo:paragraph-rsid="001d4408" style:font-name-complex="Helvetica"/>
    </style:style>
    <style:style style:name="P72" style:family="paragraph" style:parent-style-name="Normal_20__28_Web_29_">
      <style:text-properties fo:color="#00b050" style:font-name="Helvetica" fo:font-size="14pt" style:text-underline-style="solid" style:text-underline-width="auto" style:text-underline-color="font-color" fo:font-weight="bold" officeooo:rsid="002878fa" officeooo:paragraph-rsid="001d4408" style:font-size-asian="14pt" style:font-weight-asian="bold" style:font-name-complex="Helvetica" style:font-size-complex="14pt"/>
    </style:style>
    <style:style style:name="P73" style:family="paragraph" style:parent-style-name="Normal_20__28_Web_29_">
      <style:text-properties officeooo:paragraph-rsid="001d4408"/>
    </style:style>
    <style:style style:name="P74" style:family="paragraph" style:parent-style-name="Normal_20__28_Web_29_">
      <style:paragraph-properties fo:margin-top="0.494cm" fo:margin-bottom="0.494cm" loext:contextual-spacing="false" fo:line-height="100%"/>
      <style:text-properties style:font-name="Helvetica" fo:font-size="12pt" officeooo:rsid="00246e10" officeooo:paragraph-rsid="001d4408" style:font-name-asian="Times New Roman" style:font-size-asian="12pt" style:language-asian="es" style:country-asian="ES" style:font-name-complex="Helvetica" style:font-size-complex="12pt"/>
    </style:style>
    <style:style style:name="T1" style:family="text">
      <style:text-properties style:font-name="Helvetica" fo:font-size="12pt" style:font-name-asian="Times New Roman" style:font-size-asian="12pt" style:language-asian="es" style:country-asian="ES" style:font-name-complex="Helvetica" style:font-size-complex="12pt"/>
    </style:style>
    <style:style style:name="T2" style:family="text">
      <style:text-properties style:font-name="Helvetica" fo:font-size="12pt" fo:font-style="italic" style:font-name-asian="Times New Roman" style:font-size-asian="12pt" style:language-asian="es" style:country-asian="ES" style:font-style-asian="italic" style:font-name-complex="Helvetica" style:font-size-complex="12pt" style:font-style-complex="italic"/>
    </style:style>
    <style:style style:name="T3" style:family="text">
      <style:text-properties style:font-name="Helvetica" fo:font-size="12pt" fo:font-weight="bold" style:font-name-asian="Times New Roman" style:font-size-asian="12pt" style:language-asian="es" style:country-asian="ES" style:font-weight-asian="bold" style:font-name-complex="Helvetica" style:font-size-complex="12pt" style:font-weight-complex="bold"/>
    </style:style>
    <style:style style:name="T4" style:family="text">
      <style:text-properties style:font-name="Helvetica" fo:font-size="14pt" style:font-size-asian="14pt" style:font-name-complex="Helvetica" style:font-size-complex="14pt"/>
    </style:style>
    <style:style style:name="T5" style:family="text">
      <style:text-properties style:font-name="Helvetica" officeooo:rsid="002878fa" style:font-name-complex="Helvetica"/>
    </style:style>
    <style:style style:name="T6" style:family="text">
      <style:text-properties style:font-name="Helvetica" style:font-name-asian="Times New Roman" style:language-asian="es" style:country-asian="ES" style:font-name-complex="Helvetica" style:font-weight-complex="bold"/>
    </style:style>
    <style:style style:name="T7" style:family="text">
      <style:text-properties fo:color="#0000ff" style:font-name="Helvetica" fo:font-size="12pt" style:text-underline-style="solid" style:text-underline-width="auto" style:text-underline-color="font-color" style:font-name-asian="Times New Roman" style:font-size-asian="12pt" style:language-asian="es" style:country-asian="ES" style:font-name-complex="Helvetica" style:font-size-complex="12pt"/>
    </style:style>
    <style:style style:name="T8" style:family="text">
      <style:text-properties fo:color="#00b050" style:font-name="Helvetica" fo:font-size="12pt" fo:font-style="italic" style:font-name-asian="Times New Roman" style:font-size-asian="12pt" style:language-asian="es" style:country-asian="ES" style:font-style-asian="italic" style:font-name-complex="Helvetica" style:font-size-complex="12pt" style:font-style-complex="italic"/>
    </style:style>
    <style:style style:name="T9" style:family="text">
      <style:text-properties fo:color="#00b050" officeooo:rsid="001e421d"/>
    </style:style>
    <style:style style:name="T10" style:family="text">
      <style:text-properties fo:font-size="14pt" officeooo:rsid="00106f38" style:font-size-asian="14pt" style:font-size-complex="14pt"/>
    </style:style>
    <style:style style:name="T11" style:family="text">
      <style:text-properties style:font-name="Calibri" fo:font-size="18pt" style:text-underline-style="solid" style:text-underline-width="auto" style:text-underline-color="font-color" fo:font-weight="bold" style:font-name-asian="Calibri" style:font-size-asian="18pt" style:language-asian="en" style:country-asian="US" style:font-weight-asian="bold" style:font-name-complex="Calibri" style:font-size-complex="18pt"/>
    </style:style>
    <style:style style:name="T12" style:family="text">
      <style:text-properties style:font-name="Calibri" fo:font-size="18pt" style:text-underline-style="solid" style:text-underline-width="auto" style:text-underline-color="font-color" style:font-name-asian="Calibri" style:font-size-asian="18pt" style:language-asian="en" style:country-asian="US" style:font-name-complex="Calibri" style:font-size-complex="18pt" style:font-weight-complex="normal"/>
    </style:style>
    <style:style style:name="T13" style:family="text">
      <style:text-properties officeooo:rsid="00106f38"/>
    </style:style>
    <style:style style:name="T14" style:family="text">
      <style:text-properties officeooo:rsid="0010ca3e"/>
    </style:style>
    <style:style style:name="T15" style:family="text">
      <style:text-properties officeooo:rsid="00127c9b"/>
    </style:style>
    <style:style style:name="T16" style:family="text">
      <style:text-properties officeooo:rsid="00146a92"/>
    </style:style>
    <style:style style:name="T17" style:family="text">
      <style:text-properties officeooo:rsid="00170b33"/>
    </style:style>
    <style:style style:name="T18" style:family="text">
      <style:text-properties officeooo:rsid="0017c9f2"/>
    </style:style>
    <style:style style:name="T19" style:family="text">
      <style:text-properties officeooo:rsid="000d26d3"/>
    </style:style>
    <style:style style:name="T20" style:family="text">
      <style:text-properties officeooo:rsid="00130f19"/>
    </style:style>
    <style:style style:name="T21" style:family="text">
      <style:text-properties officeooo:rsid="0015a7c3"/>
    </style:style>
    <style:style style:name="T22" style:family="text">
      <style:text-properties officeooo:rsid="00181866"/>
    </style:style>
    <style:style style:name="T23" style:family="text">
      <style:text-properties officeooo:rsid="0019257c"/>
    </style:style>
    <style:style style:name="T24" style:family="text">
      <style:text-properties officeooo:rsid="001b602e"/>
    </style:style>
    <style:style style:name="T25" style:family="text">
      <style:text-properties officeooo:rsid="001cade0"/>
    </style:style>
    <style:style style:name="T26" style:family="text">
      <style:text-properties officeooo:rsid="001f198a"/>
    </style:style>
    <style:style style:name="T27" style:family="text">
      <style:text-properties officeooo:rsid="001d814b"/>
    </style:style>
    <style:style style:name="T28" style:family="text">
      <style:text-properties officeooo:rsid="001f9eb4"/>
    </style:style>
    <style:style style:name="T29" style:family="text">
      <style:text-properties officeooo:rsid="00217853"/>
    </style:style>
    <style:style style:name="T30" style:family="text">
      <style:text-properties officeooo:rsid="00247ff8"/>
    </style:style>
    <style:style style:name="T31" style:family="text">
      <style:text-properties officeooo:rsid="00246e10"/>
    </style:style>
    <style:style style:name="T32" style:family="text">
      <style:text-properties officeooo:rsid="0026acca"/>
    </style:style>
    <style:style style:name="T33" style:family="text">
      <style:text-properties officeooo:rsid="0026c7f4"/>
    </style:style>
    <style:style style:name="T34" style:family="text">
      <style:text-properties officeooo:rsid="002859aa"/>
    </style:style>
    <style:style style:name="T35" style:family="text">
      <style:text-properties officeooo:rsid="002878fa"/>
    </style:style>
    <style:style style:name="T36" style:family="text">
      <style:text-properties style:use-window-font-color="true" fo:font-size="12pt" fo:language="es" fo:country="ES" style:text-underline-style="none" fo:font-weight="normal" style:font-name-asian="Times New Roman" style:font-size-asian="12pt" style:font-weight-asian="normal" style:font-size-complex="12pt" style:language-complex="ar" style:country-complex="SA" style:font-weight-complex="normal"/>
    </style:style>
    <style:style style:name="T37" style:family="text">
      <style:text-properties fo:font-weight="bold" style:font-weight-asian="bold" style:font-weight-complex="bold"/>
    </style:style>
    <style:style style:name="T38" style:family="text">
      <style:text-properties officeooo:rsid="001f8483"/>
    </style:style>
    <style:style style:name="T39" style:family="text">
      <style:text-properties officeooo:rsid="002061cc"/>
    </style:style>
    <style:style style:name="T40" style:family="text">
      <style:text-properties officeooo:rsid="0022019e"/>
    </style:style>
    <style:style style:name="T41" style:family="text">
      <style:text-properties fo:font-size="18pt" style:text-underline-style="solid" style:text-underline-width="auto" style:text-underline-color="font-color" fo:font-weight="bold" style:font-size-asian="18pt" style:font-weight-asian="bold"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8">Descarga de las bases de datos</text:p>
      <text:p text:style-name="P7"><text:span text:style-name="T1">Descargar </text:span><text:a xlink:type="simple" xlink:href="https://mega.co.nz/#%21ZEQVFCDL%21vrOUxgDZ30vX6g94b_qcXVTzUXBQv63MmKpljytfw5k" office:target-frame-name="_blank" xlink:show="new" text:style-name="Internet_20_link" text:visited-style-name="Visited_20_Internet_20_Link"><text:span text:style-name="T7">jardineria.sql</text:span></text:a></text:p>
      <text:p text:style-name="P7"><text:span text:style-name="T1">Descargar </text:span><text:a xlink:type="simple" xlink:href="https://mega.co.nz/#%21EBAgHRhK%21RN-822cHSiwOJd14ncgYvfj-Xh3wMW6GvFNsimICw5c" office:target-frame-name="_blank" xlink:show="new" text:style-name="Internet_20_link" text:visited-style-name="Visited_20_Internet_20_Link"><text:span text:style-name="T7">nba.sql</text:span></text:a></text:p>
      <text:p text:style-name="P11">Una vez efectuada las descargas, inicia MySQL en tu consola y teclea lo siguiente:</text:p>
      <text:p text:style-name="P13">source /ruta del archivo/jardineria.sql;</text:p>
      <text:p text:style-name="P11">una vez cargada, sigue con la otra:</text:p>
      <text:p text:style-name="P13">source /ruta del archivo/nba.sql;</text:p>
      <text:p text:style-name="P11">La base de datos nba.sql es bastante grande por lo que dependiendo de las características de tu ordenador tardará varios minutos en cargar. Ten paciencia.</text:p>
      <text:p text:style-name="P7"><text:span text:style-name="T1">Una vez terminado este paso teclea “</text:span><text:span text:style-name="T8">show databases;</text:span><text:span text:style-name="T2">”  </text:span><text:span text:style-name="T1">y comprueba que te aparecen ambas bases de datos. Si es así, ya sólo te queda iniciar aquella con la que quieres empezar a trabajar tecleando </text:span><text:span text:style-name="T2">“</text:span><text:span text:style-name="T8">use jardineria;</text:span><text:span text:style-name="T2">” </text:span><text:span text:style-name="T1">o </text:span><text:span text:style-name="T2">“</text:span><text:span text:style-name="T8">use nba;</text:span><text:span text:style-name="T2">”</text:span><text:span text:style-name="T1">.</text:span></text:p>
      <text:p text:style-name="P7"><text:span text:style-name="T3">Nota muy importante: </text:span><text:span text:style-name="T1">En el caso de que copies y pegues la solución de cualquier ejercicio en tu consola o en el editor de BBDD que utilices, ten en cuenta que si la consulta tiene comillas, te dará error por la diferencia de fuentes de letra utilizadas. Borra las comillas y vuelve a ponerlas, problema resuelto.</text:span></text:p>
      <text:p text:style-name="P1">Subconsultas de la Base de Datos “Jardineria”</text:p>
      <text:p text:style-name="Normal_20__28_Web_29_"><text:span text:style-name="Strong_20_Emphasis"><text:span text:style-name="T4">Ejercicio 1:</text:span></text:span></text:p>
      <text:p text:style-name="P18">Obtener el nombre del producto más caro. Realizar el ejercicio como una subconsulta y luego como una consulta simple para que dicha consulta sea más eficiente.</text:p>
      <text:p text:style-name="P19">SELECT Nombre, PrecioVenta</text:p>
      <text:p text:style-name="P19">FROM Productos</text:p>
      <text:p text:style-name="P19">WHERE PrecioVenta = (SELECT MAX(PrecioVenta) FROM Productos);</text:p>
      <text:p text:style-name="P19"/>
      <text:p text:style-name="Normal_20__28_Web_29_"><text:soft-page-break/><text:span text:style-name="Strong_20_Emphasis"><text:span text:style-name="T4">Ejercicio 2:</text:span></text:span></text:p>
      <text:p text:style-name="P18">Obtener el nombre del producto del que más unidades se hayan vendido en un mismo pedido.</text:p>
      <text:p text:style-name="P60">SELECT Nombre</text:p>
      <text:p text:style-name="P60">FROM Productos</text:p>
      <text:p text:style-name="P64">INNER JOIN DetallePedidos ON Productos.CodigoProducto = DetallePedidos.CodigoProducto</text:p>
      <text:p text:style-name="P64">WHERE (Select COUNT(CodigoProducto) From DetallePedidos where CodigoProducto IN(CodigoPedido))</text:p>
      <text:p text:style-name="P64"/>
      <text:p text:style-name="Normal_20__28_Web_29_"><text:span text:style-name="Strong_20_Emphasis"><text:span text:style-name="T4">Ejercicio 3:</text:span></text:span></text:p>
      <text:p text:style-name="P18">Obtener el nombre de los clientes que hayan hecho pedidos en 2008.</text:p>
      <text:p text:style-name="P61">SELECT Nombre<text:span text:style-name="T38">Cliente</text:span></text:p>
      <text:p text:style-name="P61">FROM <text:span text:style-name="T38">Clientes c, Pedidos pe</text:span></text:p>
      <text:p text:style-name="P65"><text:span text:style-name="T38">WHERE pe.CodigoCliente = c.CodigoCliente</text:span></text:p>
      <text:p text:style-name="P65"><text:span text:style-name="T38">AND YEAR(FechaPedido) = 2008</text:span></text:p>
      <text:p text:style-name="P65"><text:span text:style-name="T38">GROUP BY 1</text:span>;</text:p>
      <text:p text:style-name="P65"/>
      <text:p text:style-name="Normal_20__28_Web_29_"><text:span text:style-name="Strong_20_Emphasis"><text:span text:style-name="T4">Ejercicio 4:</text:span></text:span></text:p>
      <text:p text:style-name="P18">Obtener los clientes que han pedido más de 200 unidades de cualquier producto.</text:p>
      <text:p text:style-name="P61">SELECT Nombre<text:span text:style-name="T38">Cliente</text:span></text:p>
      <text:p text:style-name="P61">FROM <text:span text:style-name="T38">Clientes c, Pedidos pe, DetallePedidos d</text:span></text:p>
      <text:p text:style-name="P65"><text:span text:style-name="T38">WHERE pe.CodigoCliente = c.CodigoCliente</text:span></text:p>
      <text:p text:style-name="P67">AND pe.CodigoPedido = d.CodigoPedido</text:p>
      <text:p text:style-name="P65"><text:span text:style-name="T38">AND Cantidad &gt;200</text:span></text:p>
      <text:p text:style-name="P65"><text:span text:style-name="T38">GROUP BY 1</text:span>;</text:p>
      <text:p text:style-name="Normal_20__28_Web_29_"><text:soft-page-break/><text:span text:style-name="Strong_20_Emphasis"><text:span text:style-name="T4">Ejercicio 5:</text:span></text:span></text:p>
      <text:p text:style-name="P18">Obtener los clientes que residen en ciudades donde no hay oficinas.</text:p>
      <text:p text:style-name="P61">SELECT Nombre<text:span text:style-name="T38">Cliente</text:span></text:p>
      <text:p text:style-name="P61">FROM <text:span text:style-name="T38">Clientes c, Empleados e, Oficinas o</text:span></text:p>
      <text:p text:style-name="P65"><text:span text:style-name="T38">WHERE e.CodigoEmpleado = c.CodigoEmpleadoRepVentas</text:span></text:p>
      <text:p text:style-name="P67">AND e.CodigoOficina = e.CodigoOficina</text:p>
      <text:p text:style-name="P65"><text:span text:style-name="T38">AND c.Ciudad != o.Ciudad</text:span></text:p>
      <text:p text:style-name="P65"><text:span text:style-name="T38">GROUP BY 1</text:span>;</text:p>
      <text:p text:style-name="Normal_20__28_Web_29_"><text:span text:style-name="Strong_20_Emphasis"><text:span text:style-name="T4"/></text:span></text:p>
      <text:p text:style-name="Normal_20__28_Web_29_"><text:span text:style-name="Strong_20_Emphasis"><text:span text:style-name="T4">Ejercicio 6:</text:span></text:span></text:p>
      <text:p text:style-name="P18">Obtener el nombre, los apellidos y el email de los empleados a cargo de Alberto Soria.</text:p>
      <text:p text:style-name="P61">SELECT Nombre, <text:span text:style-name="T38">Apellido1, Apellido2, Email</text:span></text:p>
      <text:p text:style-name="P61">FROM <text:span text:style-name="T38">Empleados e</text:span></text:p>
      <text:p text:style-name="P66"><text:span text:style-name="T38">WHERE CodigoJefe LIKE (Select CodigoEmpleado From Empleados Where Apellido1 LIKE ‘Soria’ AND Nombre LIKE ‘Alberto’);</text:span></text:p>
      <text:p text:style-name="P66"/>
      <text:p text:style-name="Normal_20__28_Web_29_"><text:span text:style-name="Strong_20_Emphasis"><text:span text:style-name="T4">Ejercicio 7:</text:span></text:span></text:p>
      <text:p text:style-name="P18">Obtener el nombre de los clientes a los que no se les ha entregado a tiempo algún pedido.</text:p>
      <text:p text:style-name="P62">SELECT Nombre<text:span text:style-name="T38">Cliente</text:span></text:p>
      <text:p text:style-name="P62">FROM <text:span text:style-name="T38">Clientes c, Pedidos pe</text:span></text:p>
      <text:p text:style-name="P66"><text:span text:style-name="T38">WHERE c.CodigoCliente = pe.CodigoCliente</text:span></text:p>
      <text:p text:style-name="P68">AND <text:span text:style-name="T39">FechaEsperada NOT LIKE fechaEntrega</text:span></text:p>
      <text:p text:style-name="P66"><text:span text:style-name="T38">GROUP BY 1</text:span>;</text:p>
      <text:p text:style-name="P66"/>
      <text:p text:style-name="Normal_20__28_Web_29_"><text:soft-page-break/><text:span text:style-name="Strong_20_Emphasis"><text:span text:style-name="T4">Ejercicio 8:</text:span></text:span></text:p>
      <text:p text:style-name="P18">Obtener el nombre y teléfono de los clientes que hicieron algún pago en 2007, ordenados alfabéticamente por nombre.</text:p>
      <text:p text:style-name="P62">SELECT Nombre<text:span text:style-name="T38">Cliente, Telefono</text:span></text:p>
      <text:p text:style-name="P62">FROM <text:span text:style-name="T38">Clientes c, Pagos pa</text:span></text:p>
      <text:p text:style-name="P66"><text:span text:style-name="T38">WHERE pa.CodigoCliente = c.CodigoCliente</text:span></text:p>
      <text:p text:style-name="P66"><text:span text:style-name="T38">AND YEAR(FechaPago) = 2007</text:span></text:p>
      <text:p text:style-name="P66"><text:span text:style-name="T39">GROUP BY 1,2</text:span></text:p>
      <text:p text:style-name="P66"><text:span text:style-name="T39">ORDER BY 1</text:span>;</text:p>
      <text:p text:style-name="P66"/>
      <text:p text:style-name="Normal_20__28_Web_29_"><text:span text:style-name="Strong_20_Emphasis"><text:span text:style-name="T4">Ejercicio 9:</text:span></text:span></text:p>
      <text:p text:style-name="P18">Obtener la gama, el proveedor y la cantidad de aquellos productos cuyo estado sea pendiente.</text:p>
      <text:p text:style-name="P62">SELECT <text:span text:style-name="T39">Gama, Proveedor, Cantidad</text:span></text:p>
      <text:p text:style-name="P62">FROM <text:span text:style-name="T39">Productos pro, DetallePedidos d, Pedidos pe</text:span></text:p>
      <text:p text:style-name="P66"><text:span text:style-name="T38">WHERE d.CodigoProducto = pro.CodigoProducto</text:span></text:p>
      <text:p text:style-name="P66"><text:span text:style-name="T38">AND d.CodigoPedido = pe.CodigoPedido</text:span></text:p>
      <text:p text:style-name="P69"><text:span text:style-name="T40">AND Estado LIKE ‘Pendiente’</text:span></text:p>
      <text:p text:style-name="P69"><text:span text:style-name="T40">GROUP BY 1,2,3;</text:span></text:p>
      <text:p text:style-name="P1">Consultas simples de la Base de Datos “Jardineria” (I)</text:p>
      <text:p text:style-name="Normal_20__28_Web_29_"><text:span text:style-name="Strong_20_Emphasis"><text:span text:style-name="T4">Ejercicio 1:</text:span></text:span></text:p>
      <text:p text:style-name="P18">Obtener la ciudad y el teléfono de las oficinas de EEUU.</text:p>
      <text:p text:style-name="P19">SELECT Ciudad, Telefono</text:p>
      <text:p text:style-name="P19">FROM Oficinas</text:p>
      <text:p text:style-name="P19">WHERE Pais LIKE ‘EEUU’;</text:p>
      <text:p text:style-name="P25"><text:soft-page-break/></text:p>
      <text:p text:style-name="Normal_20__28_Web_29_"><text:span text:style-name="Strong_20_Emphasis"><text:span text:style-name="T4">Ejercicio 2:</text:span></text:span></text:p>
      <text:p text:style-name="P18">Obtener el cargo, nombre, apellidos e email del jefe de la empresa.</text:p>
      <text:p text:style-name="P20">SELECT <text:span text:style-name="T14">Puesto, Nombre, Apellido1, Apellido2, Email</text:span></text:p>
      <text:p text:style-name="P20">FROM <text:span text:style-name="T14">Empleados</text:span></text:p>
      <text:p text:style-name="P20">WHERE <text:span text:style-name="T14">CodigoEmpleado = 1</text:span>;</text:p>
      <text:p text:style-name="P20"/>
      <text:p text:style-name="Normal_20__28_Web_29_"><text:span text:style-name="Strong_20_Emphasis"><text:span text:style-name="T4">Ejercicio 3:</text:span></text:span></text:p>
      <text:p text:style-name="P18">Obtener el nombre, apellidos y cargo de aquellos que no sean representantes de ventas.</text:p>
      <text:p text:style-name="P21">SELECT <text:span text:style-name="T14">Puesto, Nombre, Apellido1, Apellido2</text:span></text:p>
      <text:p text:style-name="P21">FROM <text:span text:style-name="T14">Empleados</text:span></text:p>
      <text:p text:style-name="P26">WHERE Puesto NOT LIKE ‘Representante Ventas’;</text:p>
      <text:p text:style-name="P21"><text:span text:style-name="Strong_20_Emphasis"><text:span text:style-name="T10"/></text:span></text:p>
      <text:p text:style-name="Normal_20__28_Web_29_"><text:span text:style-name="Strong_20_Emphasis"><text:span text:style-name="T4">Ejercicio 4:</text:span></text:span></text:p>
      <text:p text:style-name="P18">Obtener el número de clientes que tiene la empresa.</text:p>
      <text:p text:style-name="P26">SELECT COUNT(CodigoCliente) FROM Clientes;</text:p>
      <text:p text:style-name="P26"/>
      <text:p text:style-name="P26"/>
      <text:p text:style-name="Normal_20__28_Web_29_"><text:span text:style-name="Strong_20_Emphasis"><text:span text:style-name="T4">Ejercicio 5:</text:span></text:span></text:p>
      <text:p text:style-name="P18">Obtener el nombre de los clientes españoles.</text:p>
      <text:p text:style-name="P21">SELECT <text:span text:style-name="T15">NombreCliente</text:span></text:p>
      <text:p text:style-name="P21">FROM <text:span text:style-name="T15">Clientes</text:span></text:p>
      <text:p text:style-name="P26"><text:span text:style-name="T13">WHERE Pais LIKE ‘</text:span>Spain<text:span text:style-name="T13">’;</text:span></text:p>
      <text:p text:style-name="P26"/>
      <text:p text:style-name="Normal_20__28_Web_29_"><text:soft-page-break/><text:span text:style-name="Strong_20_Emphasis"><text:span text:style-name="T4">Ejercicio 6:</text:span></text:span></text:p>
      <text:p text:style-name="P18">Obtener cuántos clientes tiene la empresa en cada país.</text:p>
      <text:p text:style-name="P21">SELECT <text:span text:style-name="T15">COUNT(CodigoCliente), Pais</text:span></text:p>
      <text:p text:style-name="P21">FROM <text:span text:style-name="T15">Clientes</text:span></text:p>
      <text:p text:style-name="P30">GROUP BY Pais;</text:p>
      <text:p text:style-name="Normal_20__28_Web_29_"><text:span text:style-name="Strong_20_Emphasis"><text:span text:style-name="T4">Ejercicio 7:</text:span></text:span></text:p>
      <text:p text:style-name="P18">Obtener cuántos clientes tiene la empresa en la ciudad de Madrid.</text:p>
      <text:p text:style-name="P22">SELECT <text:span text:style-name="T15">COUNT(CodigoCliente)</text:span></text:p>
      <text:p text:style-name="P22">FROM <text:span text:style-name="T15">Clientes</text:span></text:p>
      <text:p text:style-name="P22">WHERE Ciudad LIKE ‘Madrid’;</text:p>
      <text:p text:style-name="P27"/>
      <text:p text:style-name="Normal_20__28_Web_29_"><text:span text:style-name="Strong_20_Emphasis"><text:span text:style-name="T4">Ejercicio 8:</text:span></text:span></text:p>
      <text:p text:style-name="P18">Obtener el código de empleado y el número de clientes al que atiende cada representante de ventas.</text:p>
      <text:p text:style-name="P22">SELECT <text:span text:style-name="T16">CodigoEmpleadoRepVentas, COUNT(CodigoCliente)</text:span></text:p>
      <text:p text:style-name="P22">FROM <text:span text:style-name="T15">Clientes</text:span></text:p>
      <text:p text:style-name="P31">GROUP BY CodigoEmpleadoRepVentas;</text:p>
      <text:p text:style-name="P27"/>
      <text:p text:style-name="P27"/>
      <text:p text:style-name="Normal_20__28_Web_29_"><text:span text:style-name="Strong_20_Emphasis"><text:span text:style-name="T4">Ejercicio 9:</text:span></text:span></text:p>
      <text:p text:style-name="P18">Obtener cuál fue el primer y último pago que hizo el cliente cuyo código es el 3.</text:p>
      <text:p text:style-name="P22">SELECT <text:span text:style-name="T16">MIN(FechaPago), MAX(FechaPago)</text:span></text:p>
      <text:p text:style-name="P22">FROM <text:span text:style-name="T15">Pagos</text:span></text:p>
      <text:p text:style-name="P31">WHERE CodigoCliente = 3;</text:p>
      <text:p text:style-name="P27"/>
      <text:p text:style-name="Normal_20__28_Web_29_"><text:soft-page-break/><text:span text:style-name="Strong_20_Emphasis"><text:span text:style-name="T4">Ejercicio 10:</text:span></text:span></text:p>
      <text:p text:style-name="P18">Obtener el código de cliente de aquellos clientes que hicieron pagos en 2008</text:p>
      <text:p text:style-name="P22">SELECT <text:span text:style-name="T16">CodigoCliente, FechaPago</text:span></text:p>
      <text:p text:style-name="P22">FROM <text:span text:style-name="T15">Pagos</text:span></text:p>
      <text:p text:style-name="P31">WHERE FechaPago LIKE ‘2008%’</text:p>
      <text:p text:style-name="P31">GROUP BY CodigoCliente, FechaPago;</text:p>
      <text:p text:style-name="P27"/>
      <text:p text:style-name="Normal_20__28_Web_29_"><text:span text:style-name="T11">Consultas simples de la Base de Datos “Jardineria” (II)</text:span><text:span text:style-name="Strong_20_Emphasis"><text:span text:style-name="T12"> </text:span></text:span></text:p>
      <text:p text:style-name="Normal_20__28_Web_29_"><text:span text:style-name="Strong_20_Emphasis"><text:span text:style-name="T4">Ejercicio 11:</text:span></text:span></text:p>
      <text:p text:style-name="P18">Obtener los distintos estados por los que puede pasar un pedido.</text:p>
      <text:p text:style-name="P23">SELECT <text:span text:style-name="T17">Estado</text:span></text:p>
      <text:p text:style-name="P23">FROM <text:span text:style-name="T17">Pedidos</text:span></text:p>
      <text:p text:style-name="P28">GROUP BY Estado;</text:p>
      <text:p text:style-name="Normal_20__28_Web_29_"><text:span text:style-name="Strong_20_Emphasis"><text:span text:style-name="T4"/></text:span></text:p>
      <text:p text:style-name="Normal_20__28_Web_29_"><text:span text:style-name="Strong_20_Emphasis"><text:span text:style-name="T4">Ejercicio 12:</text:span></text:span></text:p>
      <text:p text:style-name="P18">Obtener el número de pedido, código de cliente, fecha requerida y fecha de entrega de los pedidos que no han sido entregados a tiempo.</text:p>
      <text:p text:style-name="P23">SELECT <text:span text:style-name="T17">CodigoPedido,CodigoCliente, FechaEsperada,FechaEntrega</text:span></text:p>
      <text:p text:style-name="P23">FROM <text:span text:style-name="T17">Pedidos</text:span></text:p>
      <text:p text:style-name="P28">WHERE FechaEsperada NOT LIKE FechaEntrega;</text:p>
      <text:p text:style-name="P23"/>
      <text:p text:style-name="P23"/>
      <text:p text:style-name="P23"/>
      <text:p text:style-name="P23"/>
      <text:p text:style-name="Normal_20__28_Web_29_"><text:soft-page-break/><text:span text:style-name="Strong_20_Emphasis"><text:span text:style-name="T4">Ejercicio 13:</text:span></text:span></text:p>
      <text:p text:style-name="P18">Obtener cuántos productos existen en cada línea de pedido.</text:p>
      <text:p text:style-name="P23">SELECT <text:span text:style-name="T17">COUNT(CodigoProducto), NumeroLinea</text:span></text:p>
      <text:p text:style-name="P23">FROM <text:span text:style-name="T17">DetallePedidos</text:span></text:p>
      <text:p text:style-name="P28">GROUP BY NumeroLinea;</text:p>
      <text:p text:style-name="P28"/>
      <text:p text:style-name="Normal_20__28_Web_29_"><text:span text:style-name="Strong_20_Emphasis"><text:span text:style-name="T4">Ejercicio 14:</text:span></text:span></text:p>
      <text:p text:style-name="P18">Obtener un listado de los 20 códigos de productos más pedidos ordenado por cantidad pedida.</text:p>
      <text:p text:style-name="P24">SELECT <text:span text:style-name="T17">CodigoProducto, Cantidad</text:span></text:p>
      <text:p text:style-name="P24">FROM <text:span text:style-name="T17">DetallePedidos</text:span></text:p>
      <text:p text:style-name="P29"><text:span text:style-name="T18">ORDER</text:span> BY <text:span text:style-name="T18">Cantidad DESC LIMIT 20;</text:span></text:p>
      <text:p text:style-name="P29"/>
      <text:p text:style-name="Normal_20__28_Web_29_"><text:span text:style-name="Strong_20_Emphasis"><text:span text:style-name="T4">Ejercicio 15:</text:span></text:span></text:p>
      <text:p text:style-name="P18">Obtener el número de pedido, código de cliente, fecha requerida y fecha de entrega de los pedidos cuya fecha de entrega ha sido al menos dos días antes de la fecha requerida. (Usar la función addDate)</text:p>
      <text:p text:style-name="P32">SELECT CodigoP<text:span text:style-name="T19">edido</text:span>, CodigoCliente, Fecha<text:span text:style-name="T19">Esperada</text:span>,<text:span text:style-name="T19"> </text:span>FechaEntrega</text:p>
      <text:p text:style-name="P32">FROM Pedidos</text:p>
      <text:p text:style-name="P49">WHERE adddate(FechaEntrega, INTERVAL 2 DAY) &lt;= FechaEsperada;</text:p>
      <text:p text:style-name="Normal_20__28_Web_29_"><text:span text:style-name="Strong_20_Emphasis"><text:span text:style-name="T4">Ejercicio 16:</text:span></text:span></text:p>
      <text:p text:style-name="P18">Obtener el nombre, apellidos, oficina y cargo de aquellos que no sean representantes de ventas.</text:p>
      <text:p text:style-name="P33">SELECT Nombre,Apellido1,Apellido2,CodigoOficina,Puesto</text:p>
      <text:p text:style-name="P33">FROM Empleados</text:p>
      <text:p text:style-name="P33">WHERE Puesto NOT LIKE ‘Representante Ventas’;</text:p>
      <text:p text:style-name="P33"/>
      <text:p text:style-name="Normal_20__28_Web_29_"><text:soft-page-break/><text:span text:style-name="Strong_20_Emphasis"><text:span text:style-name="T4">Ejercicio 17:</text:span></text:span></text:p>
      <text:p text:style-name="P18">Obtener el número de clientes que tiene asignado cada representante de ventas.</text:p>
      <text:p text:style-name="P33">SELECT COUNT(CodigoCliente),CodigoEmpleadoRepVentas</text:p>
      <text:p text:style-name="P33">FROM Clientes</text:p>
      <text:p text:style-name="P33"><text:span text:style-name="T20">GROUP BY </text:span>CodigoEmpleadoRepVentas;</text:p>
      <text:p text:style-name="P33"/>
      <text:p text:style-name="P51"><text:span text:style-name="Strong_20_Emphasis"><text:span text:style-name="T4">Ejercicio 18:</text:span></text:span></text:p>
      <text:p text:style-name="P46">Obtener un listado con el precio total de cada pedido.</text:p>
      <text:p text:style-name="P33">SELECT <text:span text:style-name="T20">CodigoPedido</text:span>, <text:span text:style-name="T21">(PrecioUnidad*Cantidad) AS Precio</text:span></text:p>
      <text:p text:style-name="P33">FROM <text:span text:style-name="T20">DetallePedidos</text:span></text:p>
      <text:p text:style-name="P33"><text:span text:style-name="T20">GROUP BY CodigoPedido, Precio</text:span>;</text:p>
      <text:p text:style-name="P33"/>
      <text:p text:style-name="P51"><text:span text:style-name="Strong_20_Emphasis"><text:span text:style-name="T4">Ejercicio 19:</text:span></text:span></text:p>
      <text:p text:style-name="P46">Obtener cuántos pedidos tiene cada cliente en cada estado.</text:p>
      <text:p text:style-name="P33">SELECT <text:span text:style-name="T22">COUNT(CodigoPedido), CodigoCliente, Estado</text:span></text:p>
      <text:p text:style-name="P33">FROM <text:span text:style-name="T20">Pedidos</text:span></text:p>
      <text:p text:style-name="P34">GROUP BY CodigoCliente, Estado;</text:p>
      <text:p text:style-name="P33"/>
      <text:p text:style-name="P51"><text:span text:style-name="Strong_20_Emphasis"><text:span text:style-name="T4">Ejercicio 20:</text:span></text:span></text:p>
      <text:p text:style-name="P46">Obtener una lista con el código de oficina, ciudad, región y país de aquellas oficinas que estén en países que cuyo nombre empiece por “E”.</text:p>
      <text:p text:style-name="P33">SELECT <text:span text:style-name="T22">CodigoOficina, Ciudad, Region, Pais</text:span></text:p>
      <text:p text:style-name="P33">FROM <text:span text:style-name="T22">Oficinas</text:span></text:p>
      <text:p text:style-name="P35">WHERE Pais LIKE ‘E%’;</text:p>
      <text:p text:style-name="P33"/>
      <text:p text:style-name="P51"><text:soft-page-break/><text:span text:style-name="Strong_20_Emphasis"><text:span text:style-name="T4">Ejercicio 21:</text:span></text:span></text:p>
      <text:p text:style-name="P46">Obtener el nombre, gama, dimensiones, cantidad en stock y el precio de venta de los cinco productos más caros.</text:p>
      <text:p text:style-name="P33">SELECT <text:span text:style-name="T23">Nombre,Gama,Dimensiones,CantidadEnStock,PrecioVenta</text:span></text:p>
      <text:p text:style-name="P33">FROM <text:span text:style-name="T23">Productos</text:span></text:p>
      <text:p text:style-name="P35">ORDER BY PrecioVenta DESC LIMIT 5;</text:p>
      <text:p text:style-name="P33"/>
      <text:p text:style-name="P51"><text:span text:style-name="Strong_20_Emphasis"><text:span text:style-name="T4">Ejercicio 22:</text:span></text:span></text:p>
      <text:p text:style-name="P46">Obtener el código y la facturación de aquellos pedidos mayores de 2000 euros.</text:p>
      <text:p text:style-name="P33">SELECT <text:span text:style-name="T23">CodigoPedido, SUM(PrecioUnidad * Cantidad) AS Facturacion</text:span></text:p>
      <text:p text:style-name="P33">FROM <text:span text:style-name="T23">DetallePedidos</text:span></text:p>
      <text:p text:style-name="P36">GROUP BY CodigoPedido</text:p>
      <text:p text:style-name="P37">HAVING SUM(PrecioUnidad*Cantidad) &gt; 2000;</text:p>
      <text:p text:style-name="P51"><text:span text:style-name="Strong_20_Emphasis"><text:span text:style-name="T4">Ejercicio 23:</text:span></text:span></text:p>
      <text:p text:style-name="P46">Obtener una lista de los productos mostrando el stock total, la gama y el proveedor.</text:p>
      <text:p text:style-name="P33">SELECT <text:span text:style-name="T24">Nombre, SUM(CantidadEnStock), Gama, Proveedor</text:span></text:p>
      <text:p text:style-name="P33">FROM <text:span text:style-name="T24">Productos</text:span></text:p>
      <text:p text:style-name="P37">GROUP BY 1,3,4;</text:p>
      <text:p text:style-name="P51"><text:span text:style-name="Strong_20_Emphasis"><text:span text:style-name="T4">Ejercicio 24:</text:span></text:span></text:p>
      <text:p text:style-name="P46">Obtener el número de pedidos y código de cliente de aquellos pedidos cuya fecha de pedido sea igual a la de la fecha de entrega.</text:p>
      <text:p text:style-name="P33">SELECT <text:span text:style-name="T24">CodigoPedido, CodigoCliente</text:span></text:p>
      <text:p text:style-name="P33">FROM <text:span text:style-name="T24">Pedidos</text:span></text:p>
      <text:p text:style-name="P37">WHERE FechaPedido = FechaEntrega;</text:p>
      <text:p text:style-name="P37"/>
      <text:p text:style-name="P56"><text:soft-page-break/><text:span text:style-name="T41"/></text:p>
      <text:p text:style-name="P56"><text:span text:style-name="T41"/></text:p>
      <text:p text:style-name="P56"><text:span text:style-name="T41">Consultas multitablas de la Base de Datos “Jardineria” (I)</text:span></text:p>
      <text:p text:style-name="P6"/>
      <text:p text:style-name="P51"><text:span text:style-name="Strong_20_Emphasis"><text:span text:style-name="T4">Ejercicio 1:</text:span></text:span></text:p>
      <text:p text:style-name="P46">Obtener los clientes cuya línea de crédito sea mayor que los pagos que haya realizado. Utliza WHERE en lugar de JOIN para la unión de tablas.</text:p>
      <text:p text:style-name="P33">SELECT <text:span text:style-name="T22">c.NombreCliente, c.CodigoCliente</text:span></text:p>
      <text:p text:style-name="P33">FROM <text:span text:style-name="T22">Clientes c, Pagos p</text:span></text:p>
      <text:p text:style-name="P38">WHERE c.LimiteCredito &gt; p.Cantidad</text:p>
      <text:p text:style-name="P38">GROUP BY c.NombreCliente, c.CodigoCliente;</text:p>
      <text:p text:style-name="P38"/>
      <text:p text:style-name="P51"><text:span text:style-name="Strong_20_Emphasis"><text:span text:style-name="T4">Ejercicio 2:</text:span></text:span></text:p>
      <text:p text:style-name="P46">Obtener el nombre de los clientes y el nombre de sus representantes junto con la ciudad de la oficina a la que pertenece el representante. Utliza WHERE en lugar de JOIN para la unión de tablas</text:p>
      <text:p text:style-name="P33">SELECT <text:span text:style-name="T22">c.NombreCliente, e.Nombre, o.Ciudad</text:span></text:p>
      <text:p text:style-name="P33">FROM <text:span text:style-name="T22">Clientes c, Empleados e, Oficinas o</text:span></text:p>
      <text:p text:style-name="P38">WHERE <text:span text:style-name="T25">c.CodigoEmpleadoRepVentas =</text:span> <text:span text:style-name="T25">e</text:span>.C<text:span text:style-name="T25">odigoEmpleado</text:span></text:p>
      <text:p text:style-name="P39">AND e.CodigoOficina = o.CodigoOficina;</text:p>
      <text:p text:style-name="P38"/>
      <text:p text:style-name="P38"/>
      <text:p text:style-name="P38"/>
      <text:p text:style-name="P38"/>
      <text:p text:style-name="P38"/>
      <text:p text:style-name="P38"/>
      <text:p text:style-name="P51"><text:soft-page-break/><text:span text:style-name="Strong_20_Emphasis"><text:span text:style-name="T4">Ejercicio 3:</text:span></text:span></text:p>
      <text:p text:style-name="P46">Obtener el nombre de los clientes y el nombre de sus representantes junto con la ciudad de la oficina a la que pertenece el representante. Utliza JOIN en lugar de WHERE para la unión de tablas.</text:p>
      <text:p text:style-name="P33">SELECT <text:span text:style-name="T22">NombreCliente, Nombre, Oficinas.Ciudad</text:span></text:p>
      <text:p text:style-name="P33">FROM <text:span text:style-name="T22">Clientes</text:span></text:p>
      <text:p text:style-name="P40">INNER JOIN <text:span text:style-name="T26">Empleados ON Clientes.CodigoEmpleadoRepVentas = Empleados.CodigoEmpleado</text:span></text:p>
      <text:p text:style-name="P41">INNER JOIN Oficinas ON Empleados.CodigoOficina = Oficinas.CodigoOficina;</text:p>
      <text:p text:style-name="P39"/>
      <text:p text:style-name="P51"><text:span text:style-name="Strong_20_Emphasis"><text:span text:style-name="T4">Ejercicio 4:</text:span></text:span></text:p>
      <text:p text:style-name="P46">Obtener un listado de clientes indicando el nombre del cliente y cuantos pedidos ha realizado.</text:p>
      <text:p text:style-name="P33">SELECT <text:span text:style-name="T22">NombreCliente, COUNT(CodigoPedido)</text:span></text:p>
      <text:p text:style-name="P33">FROM <text:span text:style-name="T22">Clientes c, Pedidos pe</text:span></text:p>
      <text:p text:style-name="P38">WHERE <text:span text:style-name="T25">c.CodigoCliente =</text:span> <text:span text:style-name="T27">pe</text:span>.C<text:span text:style-name="T25">odigoCliente</text:span></text:p>
      <text:p text:style-name="P40">GROUP BY NombreCliente;</text:p>
      <text:p text:style-name="P51"><text:span text:style-name="Strong_20_Emphasis"><text:span text:style-name="T4">Ejercicio 5:</text:span></text:span></text:p>
      <text:p text:style-name="P46">Obtener un listado con los nombres de los clientes y el total pagado por cada uno de ellos.</text:p>
      <text:p text:style-name="P33">SELECT <text:span text:style-name="T22">NombreCliente, SUM(Cantidad)</text:span></text:p>
      <text:p text:style-name="P33">FROM <text:span text:style-name="T22">Clientes</text:span></text:p>
      <text:p text:style-name="P42">/** INNER JOIN Pagos ON Clientes.CodigoCliente = Pagos.CodigoCliente </text:p>
      <text:p text:style-name="P40">GROUP BY NombreCliente; **\</text:p>
      <text:p text:style-name="P38">WHERE <text:span text:style-name="T25">c.CodigoCliente =</text:span> <text:span text:style-name="T27">pa</text:span>.C<text:span text:style-name="T25">odigoCliente</text:span></text:p>
      <text:p text:style-name="P40">GROUP BY NombreCliente;</text:p>
      <text:p text:style-name="P38"/>
      <text:p text:style-name="P51"><text:soft-page-break/><text:span text:style-name="Strong_20_Emphasis"><text:span text:style-name="T4">Ejercicio 6:</text:span></text:span></text:p>
      <text:p text:style-name="P46">Obtener el nombre y apellidos de los empleados así como el nombre de cliente de aquellos empleados que representen a clientes que hayan efectuado algún pago mediante Paypal.</text:p>
      <text:p text:style-name="P33">SELECT <text:span text:style-name="T28">Nombre, Apellido1, Apellido2, NombreCliente</text:span></text:p>
      <text:p text:style-name="P33">FROM <text:span text:style-name="T22">Clientes c, Empleados e, Pagos pa</text:span></text:p>
      <text:p text:style-name="P38">WHERE <text:span text:style-name="T25">c.CodigoCliente =</text:span> <text:span text:style-name="T27">pa</text:span>.C<text:span text:style-name="T25">odigoCliente</text:span></text:p>
      <text:p text:style-name="P42">AND <text:span text:style-name="T25">c.CodigoEmpleadoRepVentas = e.CodigoEmpleado</text:span></text:p>
      <text:p text:style-name="P43">AND FormaPago LIKE ‘PayPal’</text:p>
      <text:p text:style-name="P43">GROUP BY 1,2,3,4;</text:p>
      <text:p text:style-name="P51"><text:span text:style-name="Strong_20_Emphasis"><text:span text:style-name="T4"/></text:span></text:p>
      <text:p text:style-name="P51"><text:span text:style-name="Strong_20_Emphasis"><text:span text:style-name="T4">Ejercicio 7:</text:span></text:span></text:p>
      <text:p text:style-name="P46">Obtener cuántos empleados tiene cada oficina, mostrando el nombre de la ciudad donde está la oficina.</text:p>
      <text:p text:style-name="P33">SELECT <text:span text:style-name="T29">COUNT(CodigoEmpleado), Ciudad</text:span></text:p>
      <text:p text:style-name="P33">FROM <text:span text:style-name="T22">Empleados e, Oficinas o</text:span></text:p>
      <text:p text:style-name="P38">WHERE <text:span text:style-name="T25">e.CodigoOficina = o.CodigoOficina</text:span></text:p>
      <text:p text:style-name="P43">GROUP BY 2;</text:p>
      <text:p text:style-name="P51"><text:span text:style-name="Strong_20_Emphasis"><text:span text:style-name="T4">Ejercicio 8:</text:span></text:span></text:p>
      <text:p text:style-name="P46">Obtener el nombre, apellido, oficina (ciudad) y cargo del empleado que no represente a ningún cliente.</text:p>
      <text:p text:style-name="P33">SELECT <text:span text:style-name="T22">Nombre, Apellido1, o.Ciudad, Puesto</text:span></text:p>
      <text:p text:style-name="P33">FROM <text:span text:style-name="T22">Clientes c, Empleados e, Oficinas o</text:span></text:p>
      <text:p text:style-name="P38">WHERE <text:span text:style-name="T25">c.CodigoEmpleadoRepVentas NOT IN(e</text:span>.C<text:span text:style-name="T25">odigoEmpleado)</text:span></text:p>
      <text:p text:style-name="P44">AND <text:span text:style-name="T25">c.CodigoEmpleadoRepVentas NOT IN(e.Codigo</text:span>Jefe<text:span text:style-name="T30">)</text:span></text:p>
      <text:p text:style-name="P39">AND e.CodigoOficina = o.CodigoOficina</text:p>
      <text:p text:style-name="P39"><text:span text:style-name="T31">GROUP BY 1,2,3,4</text:span>;</text:p>
      <text:p text:style-name="P39"><text:soft-page-break/></text:p>
      <text:p text:style-name="P33">SELECT <text:span text:style-name="T22">Nombre, Apellido1, Oficinas.Ciudad, Puesto</text:span></text:p>
      <text:p text:style-name="P33">FROM <text:span text:style-name="T22">Empleados</text:span></text:p>
      <text:p text:style-name="P44"><text:span text:style-name="T30">LEFT</text:span> JOIN Clientes ON Clientes.CodigoEmpleadoRepVentas != Empleados.CodigoEmpleado</text:p>
      <text:p text:style-name="P44">INNER JOIN Oficinas ON Oficinas.CodigoOficina = Empleados.CodigoOficina</text:p>
      <text:p text:style-name="P44"><text:span text:style-name="T30">GROUP BY 1,2,3,4</text:span>;</text:p>
      <text:p text:style-name="P51"><text:span text:style-name="Strong_20_Emphasis"><text:span text:style-name="T4"/></text:span></text:p>
      <text:p text:style-name="P51"><text:span text:style-name="Strong_20_Emphasis"><text:span text:style-name="T4">Ejercicio 9:</text:span></text:span></text:p>
      <text:p text:style-name="P46">Obtener un listado con los clientes y el identificador de transacción de aquellos clientes que efectuaron algún pago en el año 2007.</text:p>
      <text:p text:style-name="P33">SELECT <text:span text:style-name="T22">NombreCliente,IDTransaccion</text:span></text:p>
      <text:p text:style-name="P33">FROM <text:span text:style-name="T22">Clientes c, Pagos pa</text:span></text:p>
      <text:p text:style-name="P38">WHERE <text:span text:style-name="T25">c.CodigoCliente = pa</text:span>.C<text:span text:style-name="T25">odigoCliente</text:span></text:p>
      <text:p text:style-name="P44">AND<text:span text:style-name="T30"> YEAR(FechaPago) = 2007;</text:span></text:p>
      <text:p text:style-name="P44"/>
      <text:p text:style-name="P51"><text:span text:style-name="Strong_20_Emphasis"><text:span text:style-name="T4">Ejercicio 10:</text:span></text:span></text:p>
      <text:p text:style-name="P46">Obtener los nombres de los clientes así como los nombres y apellidos de sus representantes de aquellos clientes que no han realizado pagos.</text:p>
      <text:p text:style-name="P33">SELECT <text:span text:style-name="T22">NombreCliente,IDTransaccion</text:span></text:p>
      <text:p text:style-name="P33">FROM <text:span text:style-name="T22">Clientes c, Pagos pa</text:span></text:p>
      <text:p text:style-name="P38">WHERE <text:span text:style-name="T25">c.CodigoCliente = pa</text:span>.C<text:span text:style-name="T25">odigoCliente</text:span></text:p>
      <text:p text:style-name="P44">AND<text:span text:style-name="T30"> YEAR(FechaPago) = 2007</text:span></text:p>
      <text:p text:style-name="P44"/>
      <text:p text:style-name="P44"/>
      <text:p text:style-name="P2"><text:soft-page-break/>Consultas multitablas de la Base de Datos “Jardineria” (II)</text:p>
      <text:p text:style-name="P54"><text:span text:style-name="T6"/></text:p>
      <text:p text:style-name="P54"><text:span text:style-name="T6">Ejercicio 11:</text:span></text:p>
      <text:p text:style-name="P12">Obtener el nombre, gama y descripción de texto de los productos que nunca se han pedido.</text:p>
      <text:p text:style-name="P33">SELECT <text:span text:style-name="T22">Nombre, pro.Gama, DescripcionTexto</text:span></text:p>
      <text:p text:style-name="P33">FROM <text:span text:style-name="T32">DetallePedidos d, Productos pro, GamasProductos g</text:span></text:p>
      <text:p text:style-name="P38">WHERE <text:span text:style-name="T32">pro.Gama = g.Gama</text:span></text:p>
      <text:p text:style-name="P16">AND<text:span text:style-name="T30"> pro.CodigoProducto = d.CodigoProducto</text:span></text:p>
      <text:p text:style-name="P17">AND d.CodigoProducto NOT IN(<text:span text:style-name="T33">Select </text:span>CodigoPedido <text:span text:style-name="T33">From DetallePedidos</text:span>)</text:p>
      <text:p text:style-name="P17"><text:span text:style-name="T33">GROUP BY 1,2,3</text:span>;</text:p>
      <text:p text:style-name="P53"><text:span text:style-name="T37"/></text:p>
      <text:p text:style-name="P53"><text:span text:style-name="T37">Ejercicio 12:</text:span></text:p>
      <text:p text:style-name="P12">Obtener el nombre, apellidos y el código postal de todos los empleados que trabajan en Barcelona.</text:p>
      <text:p text:style-name="P33">SELECT <text:span text:style-name="T22">Nombre,Apellido1, Apellido2,CodigoPostal</text:span></text:p>
      <text:p text:style-name="P33">FROM <text:span text:style-name="T33">Empleados e, Oficinas o</text:span></text:p>
      <text:p text:style-name="P38">WHERE <text:span text:style-name="T33">e.CodigoOficina = o.CodigoOficina</text:span></text:p>
      <text:p text:style-name="P16">AND<text:span text:style-name="T30"> Ciudad LIKE ‘Barcelona’;</text:span></text:p>
      <text:p text:style-name="P16"/>
      <text:p text:style-name="P16"/>
      <text:p text:style-name="P16"/>
      <text:p text:style-name="P16"/>
      <text:p text:style-name="P16"/>
      <text:p text:style-name="P16"/>
      <text:p text:style-name="P10"><text:soft-page-break/>Ejercicio 13:</text:p>
      <text:p text:style-name="P12">Obtener el código de producto, descripción del texto y la cantidad de veces que se ha pedido dicho producto.</text:p>
      <text:p text:style-name="P33">SELECT <text:span text:style-name="T33">CodigoProducto, DescripcionTexto</text:span></text:p>
      <text:p text:style-name="P33">FROM <text:span text:style-name="T32">Productos</text:span></text:p>
      <text:p text:style-name="P38"><text:span text:style-name="T34">INNER JOIN</text:span> <text:span text:style-name="T34">GamasProductos ON Productos.Gama = GamasProductos.Gama</text:span></text:p>
      <text:p text:style-name="P17"><text:span text:style-name="T33">GROUP BY 1,2</text:span>;</text:p>
      <text:p text:style-name="P17"/>
      <text:p text:style-name="P10">Ejercicio 14:</text:p>
      <text:p text:style-name="P12">Obtener el nombre de los clientes de la ciudad de Madrid que han realizado algún pedido y el estado en que esté dicho pedido.</text:p>
      <text:p text:style-name="P33">SELECT <text:span text:style-name="T35">NombreCliente, Estado</text:span></text:p>
      <text:p text:style-name="P33">FROM <text:span text:style-name="T35">Clientes c, Pedidos pe</text:span></text:p>
      <text:p text:style-name="P45">WHERE c.CodigoCliente = pe.CodigoCliente</text:p>
      <text:p text:style-name="P50">AND Ciudad LIKE ‘Madrid’</text:p>
      <text:p text:style-name="P48"><text:span text:style-name="Strong_20_Emphasis"><text:span text:style-name="T36">GROUP BY 1,2;</text:span></text:span></text:p>
      <text:p text:style-name="P48"><text:span text:style-name="Strong_20_Emphasis"><text:span text:style-name="T5"/></text:span></text:p>
      <text:p text:style-name="P48"><text:span text:style-name="Strong_20_Emphasis"><text:span text:style-name="T5"/></text:span></text:p>
      <text:p text:style-name="P48"><text:span text:style-name="Strong_20_Emphasis"><text:span text:style-name="T5"/></text:span></text:p>
      <text:p text:style-name="P48"><text:span text:style-name="Strong_20_Emphasis"><text:span text:style-name="T5"/></text:span></text:p>
      <text:p text:style-name="P48"><text:span text:style-name="Strong_20_Emphasis"><text:span text:style-name="T5"/></text:span></text:p>
      <text:p text:style-name="P48"><text:span text:style-name="Strong_20_Emphasis"><text:span text:style-name="T5"/></text:span></text:p>
      <text:p text:style-name="P48"><text:span text:style-name="Strong_20_Emphasis"><text:span text:style-name="T5"/></text:span></text:p>
      <text:p text:style-name="P5"/>
      <text:p text:style-name="P1"><text:soft-page-break/>Subconsultas de la Base de Datos “NBA” (I)</text:p>
      <text:p text:style-name="P9">Ejercicio 1:</text:p>
      <text:p text:style-name="P11">Obtener los jugadores que pesan más que la media de peso de todos los jugadores españoles.</text:p>
      <text:p text:style-name="P9">Ejercicio 2:</text:p>
      <text:p text:style-name="P11">Obtener los puntos por partido de Pau Gasol en toda su carrera.</text:p>
      <text:p text:style-name="P9">Ejercicio 3:</text:p>
      <text:p text:style-name="P11">Obtener los puntos por partido de los jugadores de los Cavaliers en la temporada 2007/2008.</text:p>
      <text:p text:style-name="P9">Ejercicio 4:</text:p>
      <text:p text:style-name="P11">Obtener el número de jugadores que tiene cada equipo de la Conferencia Oeste.</text:p>
      <text:p text:style-name="P9">Ejercicio 5:</text:p>
      <text:p text:style-name="P11">Obtener la máxima media de puntos de Lebron James en su carrera.</text:p>
      <text:p text:style-name="P9">Ejercicio 6:</text:p>
      <text:p text:style-name="P11">Obtener la media de asistencias por partido de José Calderón en la temporada 2007/2008.</text:p>
      <text:p text:style-name="P9">Ejercicio 7:</text:p>
      <text:p text:style-name="P11">Obtener la media de puntos por partido de Lebron James en las temporadas del 2003/2004 al 2005/2006.</text:p>
      <text:p text:style-name="P9">Ejercicio 8:</text:p>
      <text:p text:style-name="P11">Obtener la media de rebotes de los jugadores de la Conferencia Este.</text:p>
      <text:p text:style-name="P9">Ejercicio 9:</text:p>
      <text:p text:style-name="P11">Obtener los rebotes por partido de los jugadores de los equipos de la ciudad de Los Ángeles en la temporada 2007/2008.</text:p>
      <text:p text:style-name="P9">Ejercicio 10:</text:p>
      <text:p text:style-name="P11"><text:soft-page-break/>Obtener el máximo reboteador de los Suns en la temporada 2007/2008.</text:p>
      <text:p text:style-name="P4"/>
      <text:p text:style-name="P1">Subconsultas de la Base de Datos “NBA” (II)</text:p>
      <text:p text:style-name="Normal_20__28_Web_29_"><text:span text:style-name="Strong_20_Emphasis"><text:span text:style-name="T4">Ejercicio 11:</text:span></text:span></text:p>
      <text:p text:style-name="P18">Obtener el número de jugadores que tiene cada equipo de la división NorthWest.</text:p>
      <text:p text:style-name="Normal_20__28_Web_29_"><text:span text:style-name="Strong_20_Emphasis"><text:span text:style-name="T4">Ejercicio 12:</text:span></text:span></text:p>
      <text:p text:style-name="P18">Obtener la temporada con más puntos por partido de Kobe Bryant.</text:p>
      <text:p text:style-name="Normal_20__28_Web_29_"><text:span text:style-name="Strong_20_Emphasis"><text:span text:style-name="T4">Ejercicio 13:</text:span></text:span></text:p>
      <text:p text:style-name="P18">Obtener el número de bases que tiene cada equipo de la Conferencia Este. (Los bases vienen representados por la letra ‘G’ en la BBDD).</text:p>
      <text:p text:style-name="Normal_20__28_Web_29_"><text:span text:style-name="Strong_20_Emphasis"><text:span text:style-name="T4">Ejercicio 14:</text:span></text:span></text:p>
      <text:p text:style-name="P18">¿Cuántas letras tiene el equipo con el nombre más largo de la NBA?. Obtener también el nombre del equipo y la ciudad de donde procede. (Usar la función LENGTH, aunque en realidad esta función lo que nos dice es el nº de caracteres que ocupa el nombre del equipo en la BBDD incluido los espacios en blanco, no su número de letras, pero haremos una excepción).</text:p>
      <text:p text:style-name="Normal_20__28_Web_29_"><text:span text:style-name="Strong_20_Emphasis"><text:span text:style-name="T4">Ejercicio 15:</text:span></text:span></text:p>
      <text:p text:style-name="P18">Obtener la ciudad con el equipo cuya media de altura de los jugadores sea la más baja.</text:p>
      <text:p text:style-name="Normal_20__28_Web_29_"><text:span text:style-name="Strong_20_Emphasis"><text:span text:style-name="T4">Ejercicio 16:</text:span></text:span></text:p>
      <text:p text:style-name="P18">Obtener los jugadores y los puntos por partido de los Timberwolves en la temporada 2003/2004.</text:p>
      <text:p text:style-name="Normal_20__28_Web_29_"><text:span text:style-name="Strong_20_Emphasis"><text:span text:style-name="T4">Ejercicio 17:</text:span></text:span></text:p>
      <text:p text:style-name="P18">Obtener el nombre y peso de los jugadores de la NBA que hayan hecho una media de más de 25 puntos por partido en alguna temporada.</text:p>
      <text:p text:style-name="Normal_20__28_Web_29_"><text:span text:style-name="Strong_20_Emphasis"><text:span text:style-name="T4">Ejercicio 18:</text:span></text:span></text:p>
      <text:p text:style-name="P18">Obtener las asistencias por partido y los tapones por partido de los jugadores de los Miami Heat en la temporada 2005/2006.</text:p>
      <text:p text:style-name="P18"><text:soft-page-break/></text:p>
      <text:p text:style-name="Normal_20__28_Web_29_"><text:span text:style-name="Strong_20_Emphasis"><text:span text:style-name="T4">Ejercicio 19:</text:span></text:span></text:p>
      <text:p text:style-name="P18">Obtener la media de puntos por partido y la media de asistencias por partido de los Timberwolves en todas las temporadas.</text:p>
      <text:p text:style-name="Normal_20__28_Web_29_"><text:span text:style-name="Strong_20_Emphasis"><text:span text:style-name="T4">Ejercicio 20:</text:span></text:span></text:p>
      <text:p text:style-name="P18">Obtener la media de puntos por temporada de los jugadores que se llamen Steve y pesen más de 200 libras.</text:p>
      <text:p text:style-name="Normal_20__28_Web_29_"><text:span text:style-name="Strong_20_Emphasis"><text:span text:style-name="T4">Ejercicio 21:</text:span></text:span></text:p>
      <text:p text:style-name="P18">Obtener el nombre, la altura y el peso de los jugadores que juegan en la ciudad de Los Ángeles y que sean españoles.</text:p>
      <text:p text:style-name="Normal_20__28_Web_29_"><text:span text:style-name="Strong_20_Emphasis"><text:span text:style-name="T4">Ejercicio 22:</text:span></text:span></text:p>
      <text:p text:style-name="P18">Obtener los puntos por partido de los jugadores de los Lakers en la temporada 2007/2008.</text:p>
      <text:p text:style-name="Standard"/>
      <text:p text:style-name="P1">Consultas simples de la Base de Datos “NBA” (I)</text:p>
      <text:p text:style-name="Normal_20__28_Web_29_"><text:span text:style-name="Strong_20_Emphasis"><text:span text:style-name="T4">Ejercicio 1:</text:span></text:span></text:p>
      <text:p text:style-name="P18">Jugadores cuya tercera letra de su nombre sea la “v”.</text:p>
      <text:p text:style-name="Normal_20__28_Web_29_"><text:span text:style-name="Strong_20_Emphasis"><text:span text:style-name="T4">Ejercicio 2:</text:span></text:span></text:p>
      <text:p text:style-name="P18">Mostrar un listado de jugadores con el formato nombre(equipo) en una sola columna.</text:p>
      <text:p text:style-name="Normal_20__28_Web_29_"><text:span text:style-name="Strong_20_Emphasis"><text:span text:style-name="T4">Ejercicio 3:</text:span></text:span></text:p>
      <text:p text:style-name="P18">Primeros 10 jugadores por orden alfabético.</text:p>
      <text:p text:style-name="Normal_20__28_Web_29_"><text:span text:style-name="Strong_20_Emphasis"><text:span text:style-name="T4">Ejercicio 4:</text:span></text:span></text:p>
      <text:p text:style-name="P18">Nombre de las divisiones de la conferencia Este.</text:p>
      <text:p text:style-name="Normal_20__28_Web_29_"><text:span text:style-name="Strong_20_Emphasis"><text:span text:style-name="T4">Ejercicio 5:</text:span></text:span></text:p>
      <text:p text:style-name="P18">Sacar cuántas letras tiene el nombre de cada jugador de los ‘grizzlies’. (Usar la función LENGTH).</text:p>
      <text:p text:style-name="P18"><text:soft-page-break/><text:span text:style-name="Strong_20_Emphasis"><text:span text:style-name="T4"/></text:span></text:p>
      <text:p text:style-name="Normal_20__28_Web_29_"><text:span text:style-name="Strong_20_Emphasis"><text:span text:style-name="T4"/></text:span></text:p>
      <text:p text:style-name="Normal_20__28_Web_29_"><text:span text:style-name="Strong_20_Emphasis"><text:span text:style-name="T4">Ejercicio 6:</text:span></text:span></text:p>
      <text:p text:style-name="P18">Número de jugadores argentinos en la NBA.</text:p>
      <text:p text:style-name="Normal_20__28_Web_29_"><text:span text:style-name="Strong_20_Emphasis"><text:span text:style-name="T4">Ejercicio 7:</text:span></text:span></text:p>
      <text:p text:style-name="P18">Número de jugadores italianos y franceses en la NBA.</text:p>
      <text:p text:style-name="Normal_20__28_Web_29_"><text:span text:style-name="Strong_20_Emphasis"><text:span text:style-name="T4">Ejercicio 8:</text:span></text:span></text:p>
      <text:p text:style-name="P18">Número de pivots (los pivots son representados en la BBDD con la letra C) que tiene cada equipo.</text:p>
      <text:p text:style-name="Normal_20__28_Web_29_"><text:span text:style-name="Strong_20_Emphasis"><text:span text:style-name="T4">Ejercicio 9:</text:span></text:span></text:p>
      <text:p text:style-name="P18">¿Cuánto mide el pívot (los pivots son representados en la BBDD con la letra C) más alto (la altura en la BBDD viene representada en pies) de la NBA?</text:p>
      <text:p text:style-name="Normal_20__28_Web_29_"><text:span text:style-name="Strong_20_Emphasis"><text:span text:style-name="T4">Ejercicio 10:</text:span></text:span></text:p>
      <text:p text:style-name="P18">Número de jugadores cuyo nombre empieza por “r”.</text:p>
      <text:p text:style-name="P47"/>
      <text:p text:style-name="P1">Consultas simples de la Base de Datos “NBA” (II)</text:p>
      <text:p text:style-name="P9">Ejercicio 11:</text:p>
      <text:p text:style-name="P11">Peso medio (el peso de los jugadores viene especificado en libras en la BBDD) de los jugadores de los Raptors.</text:p>
      <text:p text:style-name="P9">Ejercicio 12:</text:p>
      <text:p text:style-name="P11">Número de equipos que tiene cada conferencia.</text:p>
      <text:p text:style-name="P9">Ejercicio 13:</text:p>
      <text:p text:style-name="P11">Nombre de las divisiones de la conferencia Este.</text:p>
      <text:p text:style-name="P9">Ejercicio 14:</text:p>
      <text:p text:style-name="P11"><text:soft-page-break/>Obtener cuántos caracteres ocupa el nombre de cada jugador de los Bulls. Usar la función LENGTH.</text:p>
      <text:p text:style-name="P9"/>
      <text:p text:style-name="P9">Ejercicio 15:</text:p>
      <text:p text:style-name="P11">Obtener la media de peso (el peso de los jugadores viene especificado en libras en la BBDD) de los jugadores de cada equipo.</text:p>
      <text:p text:style-name="P14"/>
      <text:p text:style-name="P9">Ejercicio 16:</text:p>
      <text:p text:style-name="P11">Obtener los equipos cuya media de peso de sus jugadores sea superior a 228 libras.</text:p>
      <text:p text:style-name="P9">Ejercicio 17:</text:p>
      <text:p text:style-name="P11">Obtener el número de jugadores españoles de cada equipo.</text:p>
      <text:p text:style-name="P9">Ejercicio 18:</text:p>
      <text:p text:style-name="P11">Obtener el nombre de los equipos con más de un jugador español.</text:p>
      <text:p text:style-name="P9">Ejercicio 19:</text:p>
      <text:p text:style-name="P11">Obtener la media de peso de aquellos jugadores (el peso de los jugadores viene especificado en libras en la BBDD) cuya procedencia sea de España, Francia e Italia. Muestra el resultado agrupado por país.</text:p>
      <text:p text:style-name="P15"/>
      <text:p text:style-name="P1">Consultas multitablas de la Base de Datos “NBA” (I)</text:p>
      <text:p text:style-name="P9">Ejercicio 1:</text:p>
      <text:p text:style-name="P11">Obtener el número total de jugadores de cada división.</text:p>
      <text:p text:style-name="P9">Ejercicio 2:</text:p>
      <text:p text:style-name="P11">Obtener el nombre, equipo y la media de puntos de todas las temporadas de los jugadores españoles de la NBA.</text:p>
      <text:p text:style-name="P9">Ejercicio 3:</text:p>
      <text:p text:style-name="P11"><text:soft-page-break/>Obtener el nombre, nombre de equipo y división de los jugadores de nacionalidad brasileña. Utiliza WHERE en lugar de JOIN para la unión de tablas.</text:p>
      <text:p text:style-name="P9"/>
      <text:p text:style-name="P9"/>
      <text:p text:style-name="P9">Ejercicio 4:</text:p>
      <text:p text:style-name="P11">Obtener el nombre de los jugadores, el nombre del equipo al que pertenecen y la ciudad de aquellos que han realizado algún tapón en la temporada 2003/2004.</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uente_20_de_20_párrafo_20_predeter." style:display-name="Fuente de párrafo predeter." style:family="text"/>
    <style:style style:name="Título_20_1_20_Car" style:display-name="Título 1 Car" style:family="tex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Título_20_2_20_Car" style:display-name="Título 2 Car" style:family="text">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dc:description/>
    <meta:initial-creator>JOSE ANTONIO SAINZ DIAZ</meta:initial-creator>
    <meta:creation-date>2018-07-02T12:26:00</meta:creation-date>
    <dc:date>2019-01-16T18:25:19.584243743</dc:date>
    <meta:editing-cycles>24</meta:editing-cycles>
    <meta:editing-duration>PT2H23M6S</meta:editing-duration>
    <meta:generator>LibreOffice/6.1.2.1$Linux_X86_64 LibreOffice_project/10$Build-1</meta:generator>
    <meta:document-statistic meta:table-count="0" meta:image-count="0" meta:object-count="0" meta:page-count="22" meta:paragraph-count="390" meta:word-count="2725" meta:character-count="17689" meta:non-whitespace-character-count="15351"/>
  </office:meta>
</office:document-meta>
</file>